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APACHE SPARK</text:span></text:p>
      <text:p text:style-name="P2"><text:span text:style-name="T2"/></text:p>
      <text:p text:style-name="P2"><text:span text:style-name="T3">- compute engine</text:span></text:p>
      <text:p text:style-name="P2"><text:span text:style-name="T3">- in memory</text:span></text:p>
      <text:p text:style-name="P2"><text:span text:style-name="T4"/></text:p>
      <text:p text:style-name="P2"><text:span text:style-name="T5">Hadoop provides 3 things:</text:span></text:p>
      <text:p text:style-name="P2"><text:span text:style-name="T5">- hdfs</text:span></text:p>
      <text:p text:style-name="P2"><text:span text:style-name="T5">- map reduce</text:span></text:p>
      <text:p text:style-name="P2"><text:span text:style-name="T5">- resource manager</text:span></text:p>
      <text:p text:style-name="P2"><text:span text:style-name="T6"/></text:p>
      <text:p text:style-name="P2"><text:span text:style-name="T6"/></text:p>
      <text:p text:style-name="P2"><text:span text:style-name="T7">but spark only provides compute engine and it only<text:s text:c="2"/>helps to process data so it is only replacement of map reduce not hadoop</text:span></text:p>
      <text:p text:style-name="P2"><text:span text:style-name="T8"/></text:p>
      <text:p text:style-name="P2"><text:span text:style-name="T9">Spark needs 2 things to work with:</text:span></text:p>
      <text:p text:style-name="P2"><text:span text:style-name="T9">- storage (local, hdfs, s3, etc)</text:span></text:p>
      <text:p text:style-name="P2"><text:span text:style-name="T9">- resource manager (Yarn, Mesos, kubernetes)</text:span></text:p>
      <text:p text:style-name="P2"><text:span text:style-name="T10"/></text:p>
      <text:p text:style-name="P2"><text:span text:style-name="T10"/></text:p>
      <text:p text:style-name="P2"><text:span text:style-name="T11">in-memory</text:span></text:p>
      <text:p text:style-name="P2"><text:span text:style-name="T12">==========</text:span></text:p>
      <text:p text:style-name="P2"><text:span text:style-name="T12">for each mapreduce job we require 2 disks access (one for reading and one for writing) and this is bottleneck with mapreduce (this is why mapreduce is really slow and many disk I/Os were required)</text:span></text:p>
      <text:p text:style-name="P2"><text:span text:style-name="T12"/></text:p>
      <text:p text:style-name="P2"><text:span text:style-name="T12">but in terms of spark only 2 disk are required (one for initial read and one for final output/write)</text:span></text:p>
      <text:p text:style-name="P2"><text:span text:style-name="T12"/></text:p>
      <text:p text:style-name="P2"><text:span text:style-name="T12">this is why spark is 10 to 100 times faster than mapreduce</text:span></text:p>
      <text:p text:style-name="P2"><text:span text:style-name="T12"/></text:p>
      <text:p text:style-name="P2"><text:span text:style-name="T13">General Purpose</text:span></text:p>
      <text:p text:style-name="P2"><text:span text:style-name="T14">==============</text:span></text:p>
      <text:p text:style-name="P2"><text:span text:style-name="T14"/></text:p>
      <text:p text:style-name="P2"><text:span text:style-name="T14">in hadoop</text:span></text:p>
      <text:p text:style-name="P2"><text:span text:style-name="T14">- pig to clean data</text:span></text:p>
      <text:p text:style-name="P2"><text:span text:style-name="T14">- hive to query data</text:span></text:p>
      <text:p text:style-name="P2"><text:span text:style-name="T14">- mahout for machine learning</text:span></text:p>
      <text:p text:style-name="P2"><text:span text:style-name="T14">- sqoop for ingestion</text:span></text:p>
      <text:p text:style-name="P2"><text:span text:style-name="T14">- only to bound to use map reduce</text:span></text:p>
      <text:p text:style-name="P2"><text:span text:style-name="T14">- storm for streaming data</text:span></text:p>
      <text:p text:style-name="P2"><text:span text:style-name="T14"/></text:p>
      <text:p text:style-name="P2"><text:span text:style-name="T14">But spark says, learn one thing (learn onky spark) and use me and i can help you in data ingestion, machine learning, querying and cleaning of data</text:span></text:p>
      <text:p text:style-name="P2"><text:span text:style-name="T14"/></text:p>
      <text:p text:style-name="P2"><text:span text:style-name="T14">use .filter, .map, etc</text:span></text:p>
      <text:p text:style-name="P2"><text:span text:style-name="T14"/></text:p>
      <text:p text:style-name="P2"><text:span text:style-name="T14"/></text:p>
      <text:p text:style-name="P2"><text:span text:style-name="T14"/></text:p>
      <text:p text:style-name="P2"><text:span text:style-name="T14">================================================================================================================================================================</text:span></text:p>
      <text:p text:style-name="P2"><text:span text:style-name="T14"/></text:p>
      <text:p text:style-name="P2"><text:span text:style-name="T14"/></text:p>
      <text:p text:style-name="P2"><text:span text:style-name="T14">The basic unit which holds data in spark is called as RDD (Resilient distributed dataset)</text:span></text:p>
      <text:p text:style-name="P2"><text:span text:style-name="T14"/></text:p>
      <text:p text:style-name="P2"><text:span text:style-name="T14">e.g, list and it is distributed on different nodes (RDD)</text:span></text:p>
      <text:p text:style-name="P2"><text:span text:style-name="T14"/></text:p>
      <text:p text:style-name="P2"><text:span text:style-name="T14"/></text:p>
      <text:p text:style-name="P2"><text:span text:style-name="T15">2 type of operations in spark</text:span><text:span text:style-name="T16"/></text:p>
      <text:p text:style-name="P2"><text:span text:style-name="T16">- Transformation (lazy and can't do anything until action is performed...... before that it will be create DAGS)</text:span></text:p>
      <text:p text:style-name="P2"><text:span text:style-name="T16">- Actions</text:span></text:p>
      <text:p text:style-name="P2"><text:span text:style-name="T16"/></text:p>
      <text:p text:style-name="P2"><text:span text:style-name="T16"/></text:p>
      <text:p text:style-name="P2"><text:span text:style-name="T16">Whenever you call transformation an entry to execution plan is added.</text:span></text:p>
      <text:p text:style-name="P2"><text:span text:style-name="T16">But execution happens only when action is performed.</text:span></text:p>
      <text:p text:style-name="P2"><text:span text:style-name="T16"/></text:p>
      <text:p text:style-name="P2"><text:span text:style-name="T16">----------------------------------------------------------------------------------------------------------------------</text:span></text:p>
      <text:p text:style-name="P2"><text:span text:style-name="T16"/></text:p>
      <text:p text:style-name="P2"><text:span text:style-name="T16"/></text:p>
      <text:p text:style-name="P2"><text:span text:style-name="T17">VISUALIZING SPARK RDDS:</text:span></text:p>
      <text:p text:style-name="P2"><text:span text:style-name="T18">it is in memory distributed across each machine's (ram).</text:span></text:p>
      <text:p text:style-name="P2"><text:span text:style-name="T18"/></text:p>
      <text:p text:style-name="P2"><text:span text:style-name="T18">e.g, we have 500mb file on disk and when we write this command</text:span></text:p>
      <text:p text:style-name="P2"><text:span text:style-name="T18">val rdd = read file from hdfs</text:span></text:p>
      <text:p text:style-name="P2"><text:span text:style-name="T18">it will load data from hdfs to in memory and it will be distrbuted across different nodes (partition) (but it will happen obviosly only when action is called)</text:span></text:p>
      <text:p text:style-name="P2"><text:span text:style-name="T18"/></text:p>
      <text:p text:style-name="P2"><text:span text:style-name="T18"/></text:p>
      <text:p text:style-name="P2"><text:span text:style-name="T18"/></text:p>
      <text:p text:style-name="P2"><text:span text:style-name="T18">Block -&gt; Distributed across disk</text:span></text:p>
      <text:p text:style-name="P2"><text:span text:style-name="T18">RDD -&gt; Distributed aross Memory (RAM)</text:span></text:p>
      <text:p text:style-name="P2"><text:span text:style-name="T18"/></text:p>
      <text:p text:style-name="P2"><text:span text:style-name="T18">Resilient means -&gt; Resilient to failures (if we loose an rdd we can recover it again)</text:span></text:p>
      <text:p text:style-name="P2"><text:span text:style-name="T18"/></text:p>
      <text:p text:style-name="P2"><text:span text:style-name="T18">RDD provides fault tolerance through lineage graph</text:span></text:p>
      <text:p text:style-name="P2"><text:span text:style-name="T18"/></text:p>
      <text:p text:style-name="P2"><text:span text:style-name="T18">e.g, we have rdd1 = Map -&gt; filter in rdd2 -&gt; stored in rdd3. so i we lost rdd3, so it will automatically reach to rdd2 and do that transformation and get rdd3 using lineage graph.</text:span></text:p>
      <text:p text:style-name="P2"><text:span text:style-name="T18"/></text:p>
      <text:p text:style-name="P2"><text:span text:style-name="T18">If rdd3 is lost it will check for its parent rdd using lineage graph and it will quickly apply tramsformation on rdd2 (all this is done dynamically we don't have to worry about it).</text:span></text:p>
      <text:p text:style-name="P2"><text:span text:style-name="T18"/></text:p>
      <text:p text:style-name="P2"><text:span text:style-name="T18">What is lineage:</text:span></text:p>
      <text:p text:style-name="P2"><text:span text:style-name="T18">A lineage graph keeps a track of tramsformations to be executed after an action has been called.</text:span></text:p>
      <text:p text:style-name="P2"><text:span text:style-name="T18">RDD lineage graph helps recomputed any missing or damaged RDD because of node failures.</text:span></text:p>
      <text:p text:style-name="P2"><text:span text:style-name="T18"/></text:p>
      <text:p text:style-name="P2"><text:span text:style-name="T18"/></text:p>
      <text:p text:style-name="P2"><text:span text:style-name="T18">In HDFS we get resiliency (Fault tolerance) by using replication factor.</text:span></text:p>
      <text:p text:style-name="P2"><text:span text:style-name="T18">In RDD we get resiliency by using lineage graph (so we can regenerate any failed rdd through its parent rdd)</text:span></text:p>
      <text:p text:style-name="P2"><text:span text:style-name="T18"/></text:p>
      <text:p text:style-name="P2"><text:span text:style-name="T18"/></text:p>
      <text:p text:style-name="P2"><text:span text:style-name="T18">RDDs are immutable(not changeable) because if you mutate rdd by keeping in same variable then how you can recover the failed rdd because its parent is also lost.</text:span></text:p>
      <text:p text:style-name="P2"><text:span text:style-name="T18"/></text:p>
      <text:p text:style-name="P2"><text:span text:style-name="T18"/></text:p>
      <text:p text:style-name="P2"><text:span text:style-name="T18">Why transformations are lazy?</text:span></text:p>
      <text:p text:style-name="P2"><text:span text:style-name="T18">Because if we e.g, wants to print one single first line of file which is 500gb, then if transformations are not lazy then it will load whole file in memory and then it will print only first line and this is not a wise idea...</text:span></text:p>
      <text:p text:style-name="P2"><text:span text:style-name="T18"/></text:p>
      <text:p text:style-name="P2"><text:span text:style-name="T18">But in reality spark transformations are lazy and reason is we want to print only first line so looking at action internally it autmatically optimized and read only first line from file of 500gb..... now we can assume that this saved our time.......and memory as well</text:span></text:p>
      <text:p text:style-name="P2"><text:span text:style-name="T18"/></text:p>
      <text:p text:style-name="P2"><text:span text:style-name="T18"/></text:p>
      <text:p text:style-name="P2"><text:span text:style-name="T18">spark-shell</text:span></text:p>
      <text:p text:style-name="P2"><text:span text:style-name="T18">pyspark</text:span></text:p>
      <text:p text:style-name="P2"><text:span text:style-name="T18"/></text:p>
      <text:p text:style-name="P2"><text:span text:style-name="T18"/></text:p>
      <text:p text:style-name="P2"><text:span text:style-name="T18">val rdd<text:s text:c="2"/>= sc.textFile('path')</text:span></text:p>
      <text:p text:style-name="P2"><text:span text:style-name="T18">val rdd2 = rdd.flatMap(x=&gt;x.split(" "))</text:span></text:p>
      <text:p text:style-name="P2"><text:span text:style-name="T18"/></text:p>
      <text:p text:style-name="P2"><text:span text:style-name="T18">flatmap basically takes each line as input and gives this output:</text:span></text:p>
      <text:p text:style-name="P2"><text:span text:style-name="T18">Array(spark, is, very, interesting, spark, is, in, memory, computation)</text:span></text:p>
      <text:p text:style-name="P2"><text:span text:style-name="T18"/></text:p>
      <text:p text:style-name="P2"><text:span text:style-name="T18"/></text:p>
      <text:p text:style-name="P2"><text:span text:style-name="T18"/></text:p>
      <text:p text:style-name="P2"><text:span text:style-name="T18">val rdd2 = rdd.map(x=&gt;x.split(" ")) then it will return this output:</text:span></text:p>
      <text:p text:style-name="P2"><text:span text:style-name="T18">Array(Array(spark, is, very, interesting), Array(spark, is, in, memory, computation)))</text:span></text:p>
      <text:p text:style-name="P2"><text:span text:style-name="T18"/></text:p>
      <text:p text:style-name="P2"><text:span text:style-name="T18"/></text:p>
      <text:p text:style-name="P2"><text:span text:style-name="T18"/></text:p>
      <text:p text:style-name="P2"><text:span text:style-name="T18">val rdd3 = rdd.map(x=&gt; (x,1))</text:span></text:p>
      <text:p text:style-name="P2"><text:span text:style-name="T18">Array((spark, 1), (is, 1), .....)</text:span></text:p>
      <text:p text:style-name="P2"><text:span text:style-name="T18"/></text:p>
      <text:p text:style-name="P2"><text:span text:style-name="T18">val rdd4 = rdd3.reduceByKey((x, y) =&gt; x+y)</text:span></text:p>
      <text:p text:style-name="P2"><text:span text:style-name="T18"/></text:p>
      <text:p text:style-name="P2"><text:span text:style-name="T18">(spark, 4),</text:span></text:p>
      <text:p text:style-name="P2"><text:span text:style-name="T18">(is, 2)</text:span></text:p>
      <text:p text:style-name="P2"><text:span text:style-name="T18">.</text:span></text:p>
      <text:p text:style-name="P2"><text:span text:style-name="T18">.</text:span></text:p>
      <text:p text:style-name="P2"><text:span text:style-name="T18">.</text:span></text:p>
      <text:p text:style-name="P2"><text:span text:style-name="T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